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36in"/>
    </style:style>
    <style:style style:name="co2" style:family="table-column">
      <style:table-column-properties fo:break-before="auto" style:column-width="2.4543in"/>
    </style:style>
    <style:style style:name="co3" style:family="table-column">
      <style:table-column-properties fo:break-before="auto" style:column-width="2.2228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drac_board-all-p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6p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6p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L_0805_2012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F412RGT6</text:p>
          </table:table-cell>
          <table:table-cell office:value-type="string" calcext:value-type="string">
            <text:p>LQFP-64_10x10mm_P0.5mm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M24CL16B</text:p>
          </table:table-cell>
          <table:table-cell office:value-type="string" calcext:value-type="string">
            <text:p>SOIC-8_3.9x4.9mm_P1.27mm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65HVD232</text:p>
          </table:table-cell>
          <table:table-cell office:value-type="string" calcext:value-type="string">
            <text:p>SOIC-8_3.9x4.9mm_P1.27mm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N74LV1T34DBV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N74LV1T34DBV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SN74LV1T34DBV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MCP9700AT-ETT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SMD_3225-4Pin_3.2x2.5mm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STEPER_MOTOR_BREAKOUT</text:p>
          </table:table-cell>
          <table:table-cell office:value-type="string" calcext:value-type="string">
            <text:p>Pololu_Breakout-16_15.2x20.3mm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P_Elec_10x10.5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1206_3216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1210_3225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1210_3225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_1206_3216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1206_3216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1206_3216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USR_LED1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USR_LED2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RXD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_TXD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HV_PWR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V_PWR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_3.2mm_M3_ISO73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_3.2mm_M3_ISO73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_3.2mm_M3_ISO73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MR16030PDDA</text:p>
          </table:table-cell>
          <table:table-cell office:value-type="string" calcext:value-type="string">
            <text:p>SOIC127P600X170-9N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PinHeader_1x04_P2.54mm_Vertic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YNCHRONIZER</text:p>
          </table:table-cell>
          <table:table-cell office:value-type="string" calcext:value-type="string">
            <text:p>JST_XH_B2B-XH-A_1x02_P2.50mm_Vertic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JST_XH_B6B-XH-A_1x06_P2.50mm_Vertic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TEPER DRIVER VCC</text:p>
          </table:table-cell>
          <table:table-cell office:value-type="string" calcext:value-type="string">
            <text:p>TerminalBlock_Phoenix_MKDS-1,5-2_1x02_P5.00mm_Horizont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AMASS_XT30PW-M_1x02_P2.50mm_Horizont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AMASS_XT30PW-F_1x02_P2.50mm_Horizont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STEPER_DRIVER_CONTROL</text:p>
          </table:table-cell>
          <table:table-cell office:value-type="string" calcext:value-type="string">
            <text:p>Molex_Micro-Fit_3.0_43045-0412_2x02_P3.00mm_Vertic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STEPER_DRIVER_MOTOR_OUT</text:p>
          </table:table-cell>
          <table:table-cell office:value-type="string" calcext:value-type="string">
            <text:p>Molex_Micro-Fit_3.0_43045-0412_2x02_P3.00mm_Vertic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USB_C_Receptacle_G-Switch_GT-USB-7010ASV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Molex_Micro-Fit_3.0_43045-0212_2x01_P3.00mm_Vertic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Mag_enc</text:p>
          </table:table-cell>
          <table:table-cell office:value-type="string" calcext:value-type="string">
            <text:p>Molex_Micro-Fit_3.0_43045-0612_2x03_P3.00mm_Vertic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os_zero_sens</text:p>
          </table:table-cell>
          <table:table-cell office:value-type="string" calcext:value-type="string">
            <text:p>Molex_Micro-Fit_3.0_43045-0612_2x03_P3.00mm_Vertic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Molex_Micro-Fit_3.0_43045-0212_2x01_P3.00mm_Vertic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L_6.3x6.3_H3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2u</text:p>
          </table:table-cell>
          <table:table-cell office:value-type="string" calcext:value-type="string">
            <text:p>L_1812_4532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30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86.6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SW_SPST_PTS81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SW_SPST_PTS81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USR_BTN</text:p>
          </table:table-cell>
          <table:table-cell office:value-type="string" calcext:value-type="string">
            <text:p>SW_SPST_PTS81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SW_DIP_SPSTx01_Slide_6.7x4.1mm_W6.73mm_P2.54mm_LowProfile_JPin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ex_Micro-Fit_3.0_43045-0412_2x02_P3.00mm_Vertic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ex_Micro-Fit_3.0_43045-0412_2x02_P3.00mm_Vertical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SOT-223-3_TabPin2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1T17:24:40.507582975</dc:date>
    <meta:editing-duration>PT2M32S</meta:editing-duration>
    <meta:editing-cycles>1</meta:editing-cycles>
    <meta:document-statistic meta:table-count="1" meta:cell-count="556" meta:object-count="0"/>
    <meta:generator>LibreOffice/7.3.7.2$Linux_X86_64 LibreOffice_project/30$Build-2</meta:generator>
  </office:meta>
</office:document-meta>
</file>